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marker-end-width="0.254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marker-end="" draw:fill="none" draw:fill-image-width="0cm" draw:fill-image-height="0cm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end="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" draw:fill="none" draw:fill-image-width="0cm" draw:fill-image-height="0cm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" draw:fill="none" draw:fill-image-width="0cm" draw:fill-image-height="0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style:text-overline-style="solid" style:text-overline-width="auto" style:text-overline-color="font-color"/>
    </style:style>
    <style:style style:name="T5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sub 58%" fo:font-size="14pt" fo:font-style="italic" style:font-size-asian="14pt" style:font-style-asian="italic" style:font-size-complex="14pt" style:font-style-complex="italic" style:text-overline-style="none" style:text-overline-color="font-color"/>
    </style:style>
    <style:style style:name="T7" style:family="text">
      <style:text-properties fo:font-size="12pt" fo:font-weight="bold" style:font-size-asian="12pt" style:font-weight-asian="bold" style:font-size-complex="12pt" style:font-weight-complex="bold" style:text-overline-style="solid" style:text-overline-width="auto" style:text-overline-color="font-color"/>
    </style:style>
    <style:style style:name="T8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9" style:family="text">
      <style:text-properties style:text-position="sub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10" style:family="text">
      <style:text-properties fo:font-size="12pt" style:font-size-asian="12pt" style:font-size-complex="12pt" style:text-overline-style="none" style:text-overline-color="font-color"/>
    </style:style>
    <style:style style:name="T11" style:family="text">
      <style:text-properties style:text-position="super 58%"/>
    </style:style>
    <style:style style:name="T12" style:family="text">
      <style:text-properties style:text-overline-style="solid" style:text-overline-width="auto" style:text-overline-color="font-color"/>
    </style:style>
    <style:style style:name="T13" style:family="text">
      <style:text-properties style:text-position="sub 58%"/>
    </style:style>
    <style:style style:name="T14" style:family="text">
      <style:text-properties style:text-overline-style="none" style:text-overline-color="font-color"/>
    </style:style>
    <style:style style:name="T15" style:family="text">
      <style:text-properties style:text-position="sub 58%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8cm" svg:height="3.63cm" svg:x="14.945cm" svg:y="2.32cm">
          <text:p/>
          <draw:enhanced-geometry svg:viewBox="0 0 21600 21600" draw:glue-points="?f6 0 10800 ?f8 ?f11 10800 ?f9 21600 10800 ?f10 ?f5 10800" draw:text-areas="?f3 ?f3 ?f4 ?f4" draw:type="parallelogram" draw:modifiers="10773.41412611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28cm" svg:height="3.63cm" svg:x="1.745cm" svg:y="2.3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0773.41412611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.745cm" svg:y1="5.95cm" svg:x2="1.745cm" svg:y2="1.99cm">
          <text:p/>
        </draw:line>
        <draw:line draw:style-name="gr2" draw:text-style-name="P1" draw:layer="layout" svg:x1="1.745cm" svg:y1="5.95cm" svg:x2="4.385cm" svg:y2="5.95cm">
          <text:p/>
        </draw:line>
        <draw:line draw:style-name="gr2" draw:text-style-name="P1" draw:layer="layout" svg:x1="1.745cm" svg:y1="5.95cm" svg:x2="4.385cm" svg:y2="2.32cm">
          <text:p/>
        </draw:line>
        <draw:frame draw:style-name="gr3" draw:text-style-name="P2" draw:layer="layout" svg:width="1.12cm" svg:height="0.862cm" svg:x="4.255cm" svg:y="5.748cm">
          <draw:text-box>
            <text:p text:style-name="P2"><text:span text:style-name="T1">x</text:span><text:span text:style-name="T2">met</text:span></text:p>
          </draw:text-box>
        </draw:frame>
        <draw:frame draw:style-name="gr3" draw:text-style-name="P2" draw:layer="layout" svg:width="1.12cm" svg:height="0.862cm" svg:x="1.25cm" svg:y="1.165cm">
          <draw:text-box draw:corner-radius="3.38cm">
            <text:p text:style-name="P2"><text:span text:style-name="T1">z</text:span><text:span text:style-name="T2">met</text:span></text:p>
          </draw:text-box>
        </draw:frame>
        <draw:frame draw:style-name="gr3" draw:text-style-name="P2" draw:layer="layout" svg:width="1.12cm" svg:height="0.862cm" svg:x="4.055cm" svg:y="1.495cm">
          <draw:text-box>
            <text:p text:style-name="P2"><text:span text:style-name="T1">y</text:span><text:span text:style-name="T2">met</text:span></text:p>
          </draw:text-box>
        </draw:frame>
        <draw:line draw:style-name="gr4" draw:text-style-name="P1" draw:layer="layout" svg:x1="1.745cm" svg:y1="5.95cm" svg:x2="4.385cm" svg:y2="4.465cm">
          <text:p/>
        </draw:line>
        <draw:line draw:style-name="gr5" draw:text-style-name="P1" draw:layer="layout" svg:x1="4.385cm" svg:y1="4.465cm" svg:x2="4.385cm" svg:y2="5.29cm">
          <text:p/>
        </draw:line>
        <draw:line draw:style-name="gr5" draw:text-style-name="P1" draw:layer="layout" svg:x1="1.745cm" svg:y1="5.95cm" svg:x2="4.385cm" svg:y2="5.29cm">
          <text:p/>
        </draw:line>
        <draw:path draw:style-name="gr6" draw:text-style-name="P1" draw:layer="layout" svg:width="0.299cm" svg:height="0.139cm" draw:transform="skewX (0.0123918376891574) rotate (-1.89246050793828) translate (3.19718488591155cm 5.66587649384346cm)" svg:viewBox="0 0 300 140" svg:d="m0 140c74-172 300-137 300-137">
          <text:p/>
        </draw:path>
        <draw:g>
          <draw:custom-shape draw:style-name="gr7" draw:text-style-name="P1" draw:layer="layout" svg:width="1.146cm" svg:height="0.355cm" svg:x="1.165cm" svg:y="2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2.121cm" svg:y1="2.949cm" svg:x2="1.814cm" svg:y2="2.783cm">
            <text:p/>
          </draw:line>
          <draw:line draw:style-name="gr8" draw:text-style-name="P1" draw:layer="layout" svg:x1="2.123cm" svg:y1="2.952cm" svg:x2="1.836cm" svg:y2="3.139cm">
            <text:p/>
          </draw:line>
        </draw:g>
        <draw:frame draw:style-name="gr9" draw:text-style-name="P2" draw:layer="layout" svg:width="0.693cm" svg:height="0.725cm" svg:x="3.032cm" svg:y="5.39cm">
          <draw:text-box>
            <text:p><text:span text:style-name="T3">ε</text:span></text:p>
          </draw:text-box>
        </draw:frame>
        <draw:custom-shape draw:style-name="gr1" draw:text-style-name="P1" draw:layer="layout" svg:width="5.28cm" svg:height="3.63cm" svg:x="8.015cm" svg:y="2.32cm">
          <text:p/>
          <draw:enhanced-geometry svg:viewBox="0 0 21600 21600" draw:glue-points="?f6 0 10800 ?f8 ?f11 10800 ?f9 21600 10800 ?f10 ?f5 10800" draw:text-areas="?f3 ?f3 ?f4 ?f4" draw:type="parallelogram" draw:modifiers="10773.41412611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8.015cm" svg:y1="5.95cm" svg:x2="8.015cm" svg:y2="1.99cm">
          <text:p/>
        </draw:line>
        <draw:line draw:style-name="gr2" draw:text-style-name="P1" draw:layer="layout" svg:x1="8.015cm" svg:y1="5.95cm" svg:x2="11.315cm" svg:y2="5.125cm">
          <text:p/>
        </draw:line>
        <draw:line draw:style-name="gr2" draw:text-style-name="P1" draw:layer="layout" svg:x1="8.015cm" svg:y1="5.95cm" svg:x2="9.335cm" svg:y2="1.99cm">
          <text:p/>
        </draw:line>
        <draw:frame draw:style-name="gr3" draw:text-style-name="P2" draw:layer="layout" svg:width="0.844cm" svg:height="0.862cm" svg:x="11.15cm" svg:y="4.795cm">
          <draw:text-box>
            <text:p text:style-name="P2"><text:span text:style-name="T1">x</text:span><text:span text:style-name="T2">1</text:span></text:p>
          </draw:text-box>
        </draw:frame>
        <draw:frame draw:style-name="gr3" draw:text-style-name="P2" draw:layer="layout" svg:width="0.844cm" svg:height="0.862cm" svg:x="7.666cm" svg:y="1.293cm">
          <draw:text-box>
            <text:p text:style-name="P2"><text:span text:style-name="T1">z</text:span><text:span text:style-name="T2">1</text:span></text:p>
          </draw:text-box>
        </draw:frame>
        <draw:frame draw:style-name="gr3" draw:text-style-name="P2" draw:layer="layout" svg:width="0.844cm" svg:height="0.862cm" svg:x="8.986cm" svg:y="1.293cm">
          <draw:text-box>
            <text:p text:style-name="P2"><text:span text:style-name="T1">y</text:span><text:span text:style-name="T2">1</text:span></text:p>
          </draw:text-box>
        </draw:frame>
        <draw:line draw:style-name="gr4" draw:text-style-name="P1" draw:layer="layout" svg:x1="8.015cm" svg:y1="5.95cm" svg:x2="10.655cm" svg:y2="4.465cm">
          <text:p/>
        </draw:line>
        <draw:line draw:style-name="gr5" draw:text-style-name="P1" draw:layer="layout" svg:x1="10.655cm" svg:y1="4.465cm" svg:x2="10.655cm" svg:y2="5.29cm">
          <text:p/>
        </draw:line>
        <draw:line draw:style-name="gr10" draw:text-style-name="P1" draw:layer="layout" svg:x1="8.015cm" svg:y1="5.95cm" svg:x2="10.655cm" svg:y2="5.29cm">
          <text:p/>
        </draw:line>
        <draw:frame draw:style-name="gr9" draw:text-style-name="P2" draw:layer="layout" svg:width="0.739cm" svg:height="0.725cm" svg:x="9.261cm" svg:y="4.935cm">
          <draw:text-box>
            <text:p><text:span text:style-name="T3">θ</text:span></text:p>
          </draw:text-box>
        </draw:frame>
        <draw:custom-shape draw:style-name="gr11" draw:text-style-name="P1" draw:layer="layout" svg:width="0.66cm" svg:height="0.825cm" svg:x="8.6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31cm" svg:y1="3.365cm" svg:x2="9.144cm" svg:y2="3.152cm">
          <text:p/>
        </draw:line>
        <draw:line draw:style-name="gr8" draw:text-style-name="P1" draw:layer="layout" svg:x1="9.236cm" svg:y1="3.365cm" svg:x2="9.426cm" svg:y2="3.243cm">
          <text:p/>
        </draw:line>
        <draw:frame draw:style-name="gr9" draw:text-style-name="P3" draw:layer="layout" svg:width="1.036cm" svg:height="0.968cm" svg:x="4.28cm" svg:y="4.161cm">
          <draw:text-box>
            <text:p><text:span text:style-name="T4">u</text:span><text:span text:style-name="T5">m</text:span></text:p>
          </draw:text-box>
        </draw:frame>
        <draw:path draw:style-name="gr12" draw:text-style-name="P1" draw:layer="layout" svg:width="0.2cm" svg:height="0.158cm" draw:transform="skewX (-0.24155356847597) rotate (-0.749095314957011) translate (9cm 5.402cm)" svg:viewBox="0 0 201 159" svg:d="m0 0c152 2 201 159 201 159">
          <text:p/>
        </draw:path>
        <draw:line draw:style-name="gr2" draw:text-style-name="P1" draw:layer="layout" svg:x1="14.945cm" svg:y1="5.95cm" svg:x2="14.285cm" svg:y2="1.99cm">
          <text:p/>
        </draw:line>
        <draw:line draw:style-name="gr2" draw:text-style-name="P1" draw:layer="layout" svg:x1="14.945cm" svg:y1="5.95cm" svg:x2="19.07cm" svg:y2="3.64cm">
          <text:p/>
        </draw:line>
        <draw:line draw:style-name="gr2" draw:text-style-name="P1" draw:layer="layout" svg:x1="14.945cm" svg:y1="5.95cm" svg:x2="16.265cm" svg:y2="1.99cm">
          <text:p/>
        </draw:line>
        <draw:frame draw:style-name="gr3" draw:text-style-name="P2" draw:layer="layout" svg:width="0.844cm" svg:height="0.862cm" svg:x="18.721cm" svg:y="2.98cm">
          <draw:text-box>
            <text:p text:style-name="P2"><text:span text:style-name="T1">x</text:span><text:span text:style-name="T2">2</text:span></text:p>
          </draw:text-box>
        </draw:frame>
        <draw:frame draw:style-name="gr3" draw:text-style-name="P2" draw:layer="layout" svg:width="0.844cm" svg:height="0.862cm" svg:x="13.955cm" svg:y="1.33cm">
          <draw:text-box>
            <text:p text:style-name="P2"><text:span text:style-name="T1">z</text:span><text:span text:style-name="T2">2</text:span></text:p>
          </draw:text-box>
        </draw:frame>
        <draw:frame draw:style-name="gr3" draw:text-style-name="P2" draw:layer="layout" svg:width="0.844cm" svg:height="0.862cm" svg:x="15.916cm" svg:y="1.293cm">
          <draw:text-box>
            <text:p text:style-name="P2"><text:span text:style-name="T1">y</text:span><text:span text:style-name="T2">2</text:span></text:p>
          </draw:text-box>
        </draw:frame>
        <draw:line draw:style-name="gr4" draw:text-style-name="P1" draw:layer="layout" svg:x1="14.945cm" svg:y1="5.95cm" svg:x2="17.585cm" svg:y2="4.465cm">
          <text:p/>
        </draw:line>
        <draw:custom-shape draw:style-name="gr11" draw:text-style-name="P1" draw:layer="layout" svg:width="0.495cm" svg:height="0.99cm" svg:x="18.245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8.311cm" svg:y1="3.633cm" svg:x2="18.089cm" svg:y2="3.753cm">
          <text:p/>
        </draw:line>
        <draw:line draw:style-name="gr8" draw:text-style-name="P1" draw:layer="layout" svg:x1="18.311cm" svg:y1="3.639cm" svg:x2="18.396cm" svg:y2="3.825cm">
          <text:p/>
        </draw:line>
        <draw:frame draw:style-name="gr9" draw:text-style-name="P3" draw:layer="layout" svg:width="0.964cm" svg:height="0.968cm" svg:x="10.457cm" svg:y="4.161cm">
          <draw:text-box>
            <text:p><text:span text:style-name="T4">u</text:span><text:span text:style-name="T6">1</text:span></text:p>
          </draw:text-box>
        </draw:frame>
        <draw:frame draw:style-name="gr9" draw:text-style-name="P3" draw:layer="layout" svg:width="0.964cm" svg:height="0.968cm" svg:x="17.387cm" svg:y="4.161cm">
          <draw:text-box>
            <text:p><text:span text:style-name="T4">u</text:span><text:span text:style-name="T6">2</text:span></text:p>
          </draw:text-box>
        </draw:frame>
        <draw:frame draw:style-name="gr9" draw:text-style-name="P2" draw:layer="layout" svg:width="3.569cm" svg:height="0.875cm" svg:x="1.825cm" svg:y="6.56cm">
          <draw:text-box>
            <text:p text:style-name="P2"><text:span text:style-name="T7">u</text:span><text:span text:style-name="T2">m</text:span><text:span text:style-name="T1"> = (</text:span><text:span text:style-name="T8">u</text:span><text:span text:style-name="T2">m</text:span><text:span text:style-name="T1">, </text:span><text:span text:style-name="T8">v</text:span><text:span text:style-name="T2">m</text:span><text:span text:style-name="T1">, </text:span><text:span text:style-name="T8">w</text:span><text:span text:style-name="T2">m</text:span><text:span text:style-name="T1">)</text:span></text:p>
          </draw:text-box>
        </draw:frame>
        <draw:frame draw:style-name="gr9" draw:text-style-name="P2" draw:layer="layout" svg:width="3.176cm" svg:height="0.875cm" svg:x="8.095cm" svg:y="6.56cm">
          <draw:text-box>
            <text:p text:style-name="P2"><text:span text:style-name="T7">u</text:span><text:span text:style-name="T9">1</text:span><text:span text:style-name="T1"> = (</text:span><text:span text:style-name="T8">u</text:span><text:span text:style-name="T2">1</text:span><text:span text:style-name="T1">, </text:span><text:span text:style-name="T10">0</text:span><text:span text:style-name="T1">, </text:span><text:span text:style-name="T8">w</text:span><text:span text:style-name="T2">1</text:span><text:span text:style-name="T1">)</text:span></text:p>
          </draw:text-box>
        </draw:frame>
        <draw:frame draw:style-name="gr9" draw:text-style-name="P2" draw:layer="layout" svg:width="3.569cm" svg:height="0.875cm" svg:x="15.025cm" svg:y="6.56cm">
          <draw:text-box>
            <text:p text:style-name="P2"><text:span text:style-name="T7">u</text:span><text:span text:style-name="T2">m</text:span><text:span text:style-name="T1"> = (</text:span><text:span text:style-name="T8">u</text:span><text:span text:style-name="T2">m</text:span><text:span text:style-name="T1">, </text:span><text:span text:style-name="T8">v</text:span><text:span text:style-name="T2">m</text:span><text:span text:style-name="T1">, </text:span><text:span text:style-name="T8">w</text:span><text:span text:style-name="T2">m</text:span><text:span text:style-name="T1">)</text:span></text:p>
          </draw:text-box>
        </draw:frame>
        <draw:frame draw:style-name="gr9" draw:text-style-name="P2" draw:layer="layout" svg:width="0.748cm" svg:height="0.725cm" svg:x="5.785cm" svg:y="8.095cm">
          <draw:text-box>
            <text:p><text:span text:style-name="T3">β</text:span></text:p>
          </draw:text-box>
        </draw:frame>
        <draw:frame draw:style-name="gr9" draw:text-style-name="P2" draw:layer="layout" svg:width="3.517cm" svg:height="0.741cm" svg:x="2.155cm" svg:y="9.235cm">
          <draw:text-box>
            <text:p text:style-name="P2">1<text:span text:style-name="T11">st</text:span> rot: align WD</text:p>
          </draw:text-box>
        </draw:frame>
        <draw:frame draw:style-name="gr9" draw:text-style-name="P2" draw:layer="layout" svg:width="3.017cm" svg:height="0.878cm" svg:x="8.59cm" svg:y="9.25cm">
          <draw:text-box>
            <text:p text:style-name="P2">2<text:span text:style-name="T11">nd</text:span> rot: <text:span text:style-name="T12">w</text:span><text:span text:style-name="T13">2</text:span> = 0</text:p>
          </draw:text-box>
        </draw:frame>
        <draw:g>
          <draw:g>
            <draw:frame draw:style-name="gr9" draw:text-style-name="P2" draw:layer="layout" svg:width="3.465cm" svg:height="0.878cm" svg:x="14.365cm" svg:y="9.415cm">
              <draw:text-box>
                <text:p text:style-name="P2">3<text:span text:style-name="T11">rd</text:span> rot: <text:span text:style-name="T14">v'</text:span><text:span text:style-name="T15">3</text:span><text:span text:style-name="T14">w'</text:span><text:span text:style-name="T15">3</text:span> = 0</text:p>
              </draw:text-box>
            </draw:frame>
            <draw:line draw:style-name="gr8" draw:text-style-name="P4" draw:layer="layout" svg:x1="15.963cm" svg:y1="9.519cm" svg:x2="16.953cm" svg:y2="9.519cm">
              <text:p/>
            </draw:line>
          </draw:g>
          <draw:g>
            <draw:line draw:style-name="gr8" draw:text-style-name="P4" draw:layer="layout" svg:x1="15.864cm" svg:y1="9.519cm" svg:x2="16.854cm" svg:y2="9.51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.56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R </meta:initial-creator>
    <meta:creation-date>2011-08-25T14:31:41.49</meta:creation-date>
    <dc:date>2011-08-25T17:59:14.13</dc:date>
    <dc:creator>LAR </dc:creator>
    <meta:editing-duration>PT25M28S</meta:editing-duration>
    <meta:editing-cycles>3</meta:editing-cycles>
    <meta:generator>OpenOffice.org/3.3$Win32 OpenOffice.org_project/330m20$Build-9567</meta:generator>
    <meta:document-statistic meta:object-count="57"/>
  </office:meta>
</office:document-meta>
</file>